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B00005ED7000023FA80785EF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6.035cm" svg:height="13.97cm" svg:x="0.635cm" svg:y="3.175cm">
          <draw:image xlink:href="Pictures/200000EB00005ED7000023FA80785EF8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10T14:37:36</meta:creation-date>
    <dc:date>2009-07-10T14:46:43</dc:date>
    <dc:language>en-US</dc:language>
    <meta:editing-cycles>3</meta:editing-cycles>
    <meta:editing-duration>PT9M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